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5cm" fo:min-width="23.7cm"/>
    </style:style>
    <style:style style:name="gr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889cm" fo:min-width="4.8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9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6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3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text-properties fo:color="#62a73b" fo:font-size="24pt" style:font-size-asian="18pt" style:font-size-complex="18pt"/>
    </style:style>
    <style:style style:name="P3" style:family="paragraph">
      <loext:graphic-properties draw:fill="none" draw:fill-color="#ffffff"/>
      <style:text-properties fo:color="#62a73b" fo:font-size="24pt" style:font-size-asian="18pt" style:font-size-complex="18pt"/>
    </style:style>
    <style:style style:name="P4" style:family="paragraph">
      <loext:graphic-properties draw:fill="none" draw:fill-color="#ffffff"/>
      <style:text-properties fo:color="#ce181e" fo:font-size="24pt" style:font-size-asian="18pt" style:font-size-complex="18pt"/>
    </style:style>
    <style:style style:name="P5" style:family="paragraph">
      <loext:graphic-properties draw:fill="none" draw:fill-color="#ffffff"/>
      <style:text-properties fo:color="#ce181e" fo:font-size="22pt" style:font-size-asian="18pt" style:font-size-complex="18pt"/>
    </style:style>
    <style:style style:name="P6" style:family="paragraph">
      <loext:graphic-properties draw:fill="none" draw:fill-color="#ffffff"/>
      <style:text-properties fo:color="#2b511a"/>
    </style:style>
    <style:style style:name="P7" style:family="paragraph">
      <loext:graphic-properties draw:fill="none" draw:fill-color="#ffffff"/>
      <style:text-properties fo:color="#610506"/>
    </style:style>
    <style:style style:name="T1" style:family="text">
      <style:text-properties fo:color="#62a73b" fo:font-size="24pt" style:font-size-asian="18pt" style:font-size-complex="18pt"/>
    </style:style>
    <style:style style:name="T2" style:family="text">
      <style:text-properties fo:color="#ce181e" fo:font-size="24pt" style:font-size-asian="18pt" style:font-size-complex="18pt"/>
    </style:style>
    <style:style style:name="T3" style:family="text">
      <style:text-properties fo:color="#ce181e" fo:font-size="22pt" style:font-size-asian="18pt" style:font-size-complex="18pt"/>
    </style:style>
    <style:style style:name="T4" style:family="text">
      <style:text-properties fo:color="#2b511a"/>
    </style:style>
    <style:style style:name="T5" style:family="text">
      <style:text-properties fo:color="#61050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4.2cm" svg:height="14cm" svg:x="1.2cm" svg:y="2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5.345cm" svg:height="2.139cm" svg:x="3.9cm" svg:y="4.7cm">
            <draw:text-box>
              <text:p><text:span text:style-name="T1">Power</text:span><text:span text:style-name="T1">Mocks</text:span></text:p>
            </draw:text-box>
          </draw:frame>
          <draw:frame draw:style-name="gr3" draw:text-style-name="P3" draw:layer="layout" svg:width="6.479cm" svg:height="2.139cm" svg:x="4.1cm" svg:y="6.761cm">
            <draw:text-box>
              <text:p><text:span text:style-name="T1">Microsoft Fakes</text:span></text:p>
            </draw:text-box>
          </draw:frame>
          <draw:frame draw:style-name="gr4" draw:text-style-name="P3" draw:layer="layout" svg:width="3.419cm" svg:height="2.139cm" svg:x="6.5cm" svg:y="9.562cm">
            <draw:text-box>
              <text:p><text:span text:style-name="T1">Mockito</text:span></text:p>
            </draw:text-box>
          </draw:frame>
          <draw:frame draw:style-name="gr5" draw:text-style-name="P3" draw:layer="layout" svg:width="4.875cm" svg:height="1.195cm" svg:x="8.325cm" svg:y="11.2cm">
            <draw:text-box>
              <text:p><text:span text:style-name="T1">NSubstitute</text:span></text:p>
            </draw:text-box>
          </draw:frame>
          <draw:frame draw:style-name="gr6" draw:text-style-name="P3" draw:layer="layout" svg:width="2.149cm" svg:height="1.195cm" svg:x="6cm" svg:y="13cm">
            <draw:text-box>
              <text:p><text:span text:style-name="T1">Moq</text:span></text:p>
            </draw:text-box>
          </draw:frame>
          <draw:frame draw:style-name="gr7" draw:text-style-name="P3" draw:layer="layout" svg:width="2.661cm" svg:height="1.195cm" svg:x="3.8cm" svg:y="11.105cm">
            <draw:text-box>
              <text:p><text:span text:style-name="T1">Sinan</text:span></text:p>
            </draw:text-box>
          </draw:frame>
          <draw:frame draw:style-name="gr8" draw:text-style-name="P3" draw:layer="layout" svg:width="3.652cm" svg:height="1.195cm" svg:x="2cm" svg:y="8.805cm">
            <draw:text-box>
              <text:p><text:span text:style-name="T1">Jasmi</text:span><text:span text:style-name="T1">ne</text:span></text:p>
            </draw:text-box>
          </draw:frame>
          <draw:frame draw:style-name="gr9" draw:text-style-name="P4" draw:layer="layout" svg:width="6.992cm" svg:height="1.195cm" svg:x="15.008cm" svg:y="9.605cm">
            <draw:text-box>
              <text:p><text:span text:style-name="T2">Monkey Patching</text:span></text:p>
            </draw:text-box>
          </draw:frame>
          <draw:frame draw:style-name="gr10" draw:text-style-name="P4" draw:layer="layout" svg:width="8.634cm" svg:height="1.195cm" svg:x="15.866cm" svg:y="11.905cm">
            <draw:text-box>
              <text:p><text:span text:style-name="T2">Dependency </text:span><text:span text:style-name="T2">Injection</text:span></text:p>
            </draw:text-box>
          </draw:frame>
          <draw:frame draw:style-name="gr11" draw:text-style-name="P4" draw:layer="layout" svg:width="5.138cm" svg:height="1.195cm" svg:x="15.6cm" svg:y="5.575cm">
            <draw:text-box>
              <text:p><text:span text:style-name="T2">Duck Typing</text:span></text:p>
            </draw:text-box>
          </draw:frame>
          <draw:frame draw:style-name="gr12" draw:text-style-name="P5" draw:layer="layout" svg:width="5.878cm" svg:height="1.111cm" svg:x="15.422cm" svg:y="7.589cm">
            <draw:text-box>
              <text:p><text:span text:style-name="T3">Outside-</text:span><text:span text:style-name="T3">In TDD</text:span></text:p>
            </draw:text-box>
          </draw:frame>
          <draw:frame draw:style-name="gr13" draw:text-style-name="P6" draw:layer="layout" svg:width="3.99cm" svg:height="0.954cm" svg:x="4.7cm" svg:y="3cm">
            <draw:text-box>
              <text:p><text:span text:style-name="T4">Framework</text:span><text:span text:style-name="T4">s</text:span></text:p>
            </draw:text-box>
          </draw:frame>
          <draw:frame draw:style-name="gr14" draw:text-style-name="P7" draw:layer="layout" svg:width="3.702cm" svg:height="0.954cm" svg:x="16.2cm" svg:y="3cm">
            <draw:text-box>
              <text:p><text:span text:style-name="T5">Techniqu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3:46:07.601721667</meta:creation-date>
    <dc:date>2017-12-01T15:11:02.652306670</dc:date>
    <meta:editing-duration>PT47M42S</meta:editing-duration>
    <meta:editing-cycles>3</meta:editing-cycles>
    <meta:generator>LibreOffice/5.4.1.2$Linux_X86_64 LibreOffice_project/40m0$Build-2</meta:generator>
    <meta:document-statistic meta:object-count="15"/>
  </office:meta>
</office:document-meta>
</file>